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Caption">
      <style:paragraph-properties fo:margin-top="0in" fo:margin-bottom="0in" fo:line-height="100%"/>
    </style:style>
    <style:style style:name="P2" style:family="paragraph" style:parent-style-name="Standard">
      <style:paragraph-properties fo:margin-top="0in" fo:margin-bottom="0in" fo:line-height="100%"/>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paragraph-properties fo:margin-top="0in" fo:margin-bottom="0in"/>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paragraph-properties fo:margin-top="0in" fo:margin-bottom="0in" fo:line-height="100%"/>
    </style:style>
    <style:style style:name="P25" style:family="paragraph" style:parent-style-name="Caption">
      <style:paragraph-properties fo:margin-top="0in" fo:margin-bottom="0in" fo:line-height="100%"/>
    </style:style>
    <style:style style:name="P26" style:family="paragraph" style:parent-style-name="Heading_20_1" style:master-page-name="First_20_Page">
      <style:paragraph-properties style:page-number="auto"/>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77175184" text:id="ct177175184">
          <text:insertion>
            <office:change-info>
              <dc:creator>Bob Jacobsen</dc:creator>
              <dc:date>2013-04-13T18:49:00</dc:date>
            </office:change-info>
          </text:insertion>
        </text:changed-region>
        <text:changed-region xml:id="ct177175280" text:id="ct177175280">
          <text:insertion>
            <office:change-info>
              <dc:creator>Bob Jacobsen</dc:creator>
              <dc:date>2013-04-13T18:49:00</dc:date>
            </office:change-info>
          </text:insertion>
        </text:changed-region>
        <text:changed-region xml:id="ct176287200" text:id="ct176287200">
          <text:insertion>
            <office:change-info>
              <dc:creator>Bob Jacobsen</dc:creator>
              <dc:date>2013-04-13T19:00:00</dc:date>
            </office:change-info>
          </text:insertion>
        </text:changed-region>
        <text:changed-region xml:id="ct177177328" text:id="ct177177328">
          <text:insertion>
            <office:change-info>
              <dc:creator>Bob Jacobsen</dc:creator>
              <dc:date>2013-04-13T19:01:00</dc:date>
            </office:change-info>
          </text:insertion>
        </text:changed-region>
        <text:changed-region xml:id="ct177177424" text:id="ct177177424">
          <text:insertion>
            <office:change-info>
              <dc:creator>Bob Jacobsen</dc:creator>
              <dc:date>2013-04-13T19:02:00</dc:date>
            </office:change-info>
          </text:insertion>
        </text:changed-region>
        <text:changed-region xml:id="ct176293408" text:id="ct176293408">
          <text:insertion>
            <office:change-info>
              <dc:creator>Bob Jacobsen</dc:creator>
              <dc:date>2013-04-13T19:03:00</dc:date>
            </office:change-info>
          </text:insertion>
        </text:changed-region>
        <text:changed-region xml:id="ct176295360" text:id="ct176295360">
          <text:insertion>
            <office:change-info>
              <dc:creator>Bob Jacobsen</dc:creator>
              <dc:date>2013-04-13T19:04:00</dc:date>
            </office:change-info>
          </text:insertion>
        </text:changed-region>
        <text:changed-region xml:id="ct176295824" text:id="ct176295824">
          <text:insertion>
            <office:change-info>
              <dc:creator>Bob Jacobsen</dc:creator>
              <dc:date>2013-04-13T19:05:00</dc:date>
            </office:change-info>
          </text:insertion>
        </text:changed-region>
        <text:changed-region xml:id="ct176296304" text:id="ct176296304">
          <text:insertion>
            <office:change-info>
              <dc:creator>Bob Jacobsen</dc:creator>
              <dc:date>2013-04-13T19:06:00</dc:date>
            </office:change-info>
          </text:insertion>
        </text:changed-region>
        <text:changed-region xml:id="ct176320192" text:id="ct176320192">
          <text:deletion>
            <office:change-info>
              <dc:creator>Bob Jacobsen</dc:creator>
              <dc:date>2013-04-13T19:19:00</dc:date>
            </office:change-info>
            <text:p text:style-name="P1">Datagram First Frame →</text:p>
            <text:p text:style-name="P2"><text:tab/>Datagram Middle Frame →</text:p>
            <text:p text:style-name="P2"><text:tab/>Datagram Middle Frame →</text:p>
            <text:p text:style-name="P2"><text:tab/>Datagram Last Frame →</text:p>
            <text:p text:style-name="P2"><draw:frame draw:style-name="fr1" draw:name="graphics4"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text:tab/>← Datagram Received OK<text:tab/></text:p>
          </text:deletion>
        </text:changed-region>
        <text:changed-region xml:id="ct176714704" text:id="ct176714704">
          <text:insertion>
            <office:change-info>
              <dc:creator>Bob Jacobsen</dc:creator>
              <dc:date>2013-04-13T19:24:00</dc:date>
            </office:change-info>
          </text:insertion>
        </text:changed-region>
        <text:changed-region xml:id="ct269770608" text:id="ct269770608">
          <text:insertion>
            <office:change-info>
              <dc:creator>Bob Jacobsen</dc:creator>
              <dc:date>2013-04-13T19:25:00</dc:date>
            </office:change-info>
          </text:insertion>
        </text:changed-region>
        <text:changed-region xml:id="ct176319952" text:id="ct176319952">
          <text:insertion>
            <office:change-info>
              <dc:creator>Bob Jacobsen</dc:creator>
              <dc:date>2013-04-13T19:20:00</dc:date>
            </office:change-info>
          </text:insertion>
        </text:changed-region>
        <text:changed-region xml:id="ct176321088" text:id="ct176321088">
          <text:insertion>
            <office:change-info>
              <dc:creator>Bob Jacobsen</dc:creator>
              <dc:date>2013-04-13T19:17:00</dc:date>
            </office:change-info>
          </text:insertion>
        </text:changed-region>
        <text:changed-region xml:id="ct176321216" text:id="ct176321216">
          <text:deletion>
            <office:change-info>
              <dc:creator>Bob Jacobsen</dc:creator>
              <dc:date>2013-04-13T19:17:00</dc:date>
            </office:change-info>
            <text:p text:style-name="Caption">Accidental interleave, at a node that can't handle that:<text:tab/></text:p>
            <text:p text:style-name="Standard"><text:tab/>Datagram First Frame from A →<text:line-break/><text:tab/>Datagram First Frame from B →<text:lin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deletion>
        </text:changed-region>
        <text:changed-region xml:id="ct176320400" text:id="ct176320400">
          <text:insertion>
            <office:change-info>
              <dc:creator>Bob Jacobsen</dc:creator>
              <dc:date>2013-04-13T19:17:00</dc:date>
            </office:change-info>
          </text:insertion>
        </text:changed-region>
        <text:changed-region xml:id="ct176323552" text:id="ct176323552">
          <text:insertion>
            <office:change-info>
              <dc:creator>Bob Jacobsen</dc:creator>
              <dc:date>2013-04-13T19:18:00</dc:date>
            </office:change-info>
          </text:insertion>
        </text:changed-region>
        <text:changed-region xml:id="ct492192672" text:id="ct492192672">
          <text:insertion>
            <office:change-info>
              <dc:creator>Bob Jacobsen</dc:creator>
              <dc:date>2013-04-13T19:09:00</dc:date>
            </office:change-info>
          </text:insertion>
        </text:changed-region>
        <text:changed-region xml:id="ct492185952" text:id="ct492185952">
          <text:deletion>
            <office:change-info>
              <dc:creator>Bob Jacobsen</dc:creator>
              <dc:date>2013-04-13T19:11:00</dc:date>
            </office:change-info>
            <text:p text:style-name="Standard">A </text:p>
          </text:deletion>
        </text:changed-region>
        <text:changed-region xml:id="ct492186048" text:id="ct492186048">
          <text:insertion>
            <office:change-info>
              <dc:creator>Bob Jacobsen</dc:creator>
              <dc:date>2013-04-13T19:11:00</dc:date>
            </office:change-info>
          </text:insertion>
        </text:changed-region>
        <text:changed-region xml:id="ct492174544" text:id="ct492174544">
          <text:deletion>
            <office:change-info>
              <dc:creator>Bob Jacobsen</dc:creator>
              <dc:date>2013-04-13T19:11:00</dc:date>
            </office:change-info>
            <text:p text:style-name="Standard"><text:s/></text:p>
          </text:deletion>
        </text:changed-region>
        <text:changed-region xml:id="ct492184320" text:id="ct492184320">
          <text:insertion>
            <office:change-info>
              <dc:creator>Bob Jacobsen</dc:creator>
              <dc:date>2013-04-13T19:11:00</dc:date>
            </office:change-info>
          </text:insertion>
        </text:changed-region>
        <text:changed-region xml:id="ct492192544" text:id="ct492192544">
          <text:insertion>
            <office:change-info>
              <dc:creator>Bob Jacobsen</dc:creator>
              <dc:date>2013-04-13T19:11:00</dc:date>
            </office:change-info>
          </text:insertion>
        </text:changed-region>
        <text:changed-region xml:id="ct492184544" text:id="ct492184544">
          <text:insertion>
            <office:change-info>
              <dc:creator>Bob Jacobsen</dc:creator>
              <dc:date>2013-04-13T19:12:00</dc:date>
            </office:change-info>
          </text:insertion>
        </text:changed-region>
        <text:changed-region xml:id="ct492193232" text:id="ct492193232">
          <text:deletion>
            <office:change-info>
              <dc:creator>Bob Jacobsen</dc:creator>
              <dc:date>2013-04-13T19:12:00</dc:date>
            </office:change-info>
            <text:p text:style-name="Standard">A one-to-many protocol could also do something like that, because the transmitter still knows how many “many” is. Global broadcast, like events, is hard because the transmitter's buffer management gets complicated unless it knows how many nodes are listening for its reply.</text:p>
          </text:deletion>
        </text:changed-region>
        <text:changed-region xml:id="ct492185168" text:id="ct492185168">
          <text:insertion>
            <office:change-info>
              <dc:creator>Bob Jacobsen</dc:creator>
              <dc:date>2013-04-13T19:12:00</dc:date>
            </office:change-info>
          </text:insertion>
        </text:changed-region>
        <text:changed-region xml:id="ct492182576" text:id="ct492182576">
          <text:insertion>
            <office:change-info>
              <dc:creator>Bob Jacobsen</dc:creator>
              <dc:date>2013-04-13T19:13:00</dc:date>
            </office:change-info>
          </text:insertion>
        </text:changed-region>
        <text:changed-region xml:id="ct492193632" text:id="ct492193632">
          <text:insertion>
            <office:change-info>
              <dc:creator>Bob Jacobsen</dc:creator>
              <dc:date>2013-04-13T19:14:00</dc:date>
            </office:change-info>
          </text:insertion>
        </text:changed-region>
        <text:changed-region xml:id="ct492193040" text:id="ct492193040">
          <text:insertion>
            <office:change-info>
              <dc:creator>Bob Jacobsen</dc:creator>
              <dc:date>2013-04-13T19:15:00</dc:date>
            </office:change-info>
          </text:insertion>
        </text:changed-region>
        <text:changed-region xml:id="ct492185376" text:id="ct492185376">
          <text:insertion>
            <office:change-info>
              <dc:creator>Bob Jacobsen</dc:creator>
              <dc:date>2013-04-13T19:10:00</dc:date>
            </office:change-info>
          </text:insertion>
        </text:changed-region>
        <text:changed-region xml:id="ct492194304" text:id="ct492194304">
          <text:insertion>
            <office:change-info>
              <dc:creator>Bob Jacobsen</dc:creator>
              <dc:date>2013-04-13T19:10:00</dc:date>
            </office:change-info>
          </text:insertion>
        </text:changed-region>
        <text:changed-region xml:id="ct492194400" text:id="ct492194400">
          <text:deletion>
            <office:change-info>
              <dc:creator>Bob Jacobsen</dc:creator>
              <dc:date>2013-04-13T19:10:00</dc:date>
            </office:change-info>
            <text:p text:style-name="Standard">N</text:p>
          </text:deletion>
        </text:changed-region>
        <text:changed-region xml:id="ct492195424" text:id="ct492195424">
          <text:insertion>
            <office:change-info>
              <dc:creator>Bob Jacobsen</dc:creator>
              <dc:date>2013-04-13T19: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5239884280229367206" text:style-name="L1">
        <text:list-item>
          <text:p text:style-name="P15">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change-start text:change-id="ct177175184"/>The datagram type value in the 1<text:span text:style-name="T8">st</text:span> byte of the datagram content is meant to make it easier for node software to sort out how to handle individual datagrams. <text:s/>This makes it possible for <text:soft-page-break/>multiple protocols to be using datagrams to communicate between two nodes independently. <text:s/>The figure shows an example of that.</text:p>
      <text:p text:style-name="Caption"><draw:frame draw:style-name="fr1"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text:change-end text:change-id="ct177175184"/>Note that zero-length datagrams are valid.<text:change-start text:change-id="ct177175280"/> They don't contain a type, so can only be used in certain circumstances.<text:change-end text:change-id="ct177175280"/></text:p>
      <text:h text:style-name="Heading_20_3" text:outline-level="3">Datagram Received OK</text:h>
      <text:p text:style-name="Standard">This is an addressed message. The destination address (full Node ID or alias) can be taken directly from the received Datagram Content message.<text:change-start text:change-id="ct176287200"/></text:p>
      <text:p text:style-name="Standard">Nodes are required to handle missing a miss<text:change-end text:change-id="ct176287200"/><text:change-start text:change-id="ct177177328"/>ing flag byte for backwards compatibility.</text:p>
      <text:p text:style-name="Standard"><text:change-end text:change-id="ct177177328"/><text:change-start text:change-id="ct177177424"/>When a datagram contains a command within some higher-level protocol, it's very convenient to have a way to signify success of that operation without having to send an ad<text:change-end text:change-id="ct177177424"/><text:change-start text:change-id="ct176293408"/>ditional datagram as a reply. <text:s/>The Reply Pending bit can be used to to that. <text:s/>It's not understood in any way <text:span text:style-name="T5">by the datagram protocol itself, just passed through. Some possible approaches include:</text:span></text:p>
      <text:list xml:id="list5068594369464189614" text:style-name="L2">
        <text:list-item>
          <text:p text:style-name="P17">Don't use it at all. There are no replies to operations.</text:p>
        </text:list-item>
        <text:list-item>
          <text:p text:style-name="P16"><text:span text:style-name="T5">Don't use it at all. Each o</text:span><text:change-end text:change-id="ct176293408"/><text:change-start text:change-id="ct176295360"/><text:span text:style-name="T5">peration consists of a command datagram, and some other message or datagram in reply.</text:span></text:p>
        </text:list-item>
        <text:list-item>
          <text:p text:style-name="P16"><text:soft-page-break/><text:span text:style-name="T5">When the operation </text:span><text:change-end text:change-id="ct176295360"/><text:change-start text:change-id="ct176295824"/><text:span text:style-name="T5">usually succeeds immediately, that success can be signaled by the Datagram Received OK message. <text:s/>Delayed success or failure can then be signaled by Datagram Received OK with the Reply Pending bit set</text:span><text:change-end text:change-id="ct176295824"/><text:change-start text:change-id="ct176296304"/><text:span text:style-name="T5">, followed by a later datagram or message that carries the completion message. <text:s/>The Reply Pending bit then tells the datagram originator whether the operation is done, or whether it needs to wait for a further reply.</text:span><text:change-end text:change-id="ct176296304"/></text:p>
        </text:list-item>
      </text:list>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5142955400257822025" text:style-name="L3">
        <text:list-item>
          <text:p text:style-name="P19">“Permanent error” — This node does not process datagrams, will not accept a datagram from this source, or for some other reason will not ever be able to accept this particular datagram. The datagram should not be retransmitted.</text:p>
        </text:list-item>
        <text:list-item>
          <text:p text:style-name="P19">“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594686587156764081" text:style-name="L4">
        <text:list-item>
          <text:p text:style-name="P20">CAN-Datagram Content Single Frame — Note that zero-length datagrams are valid.</text:p>
        </text:list-item>
        <text:list-item>
          <text:p text:style-name="P20">CAN-Datagram Content First Frame — Note that there's no requirement that this contain 8 bytes. This is to keep the total number of frames in a Datagram Content message bounded.</text:p>
        </text:list-item>
        <text:list-item>
          <text:p text:style-name="P20">CAN-Datagram Content Middle Frame — Note that there's no requirement that this contain 8 bytes. It cannot be empty, though.</text:p>
        </text:list-item>
        <text:list-item>
          <text:p text:style-name="P20">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541577466794398235" text:style-name="L5">
        <text:list-item>
          <text:p text:style-name="P18">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8">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4319535221511489780" text:style-name="L6">
        <text:list-item>
          <text:p text:style-name="P21">Memory configuration: Simple one-value reads and writes of configuration data are one-to-one operations that need to exchange 4-8-16-32 bytes of data.</text:p>
        </text:list-item>
        <text:list-item>
          <text:p text:style-name="P21">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1"><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1"><draw:frame draw:style-name="fr1" draw:name="graphics4" text:anchor-type="paragraph" svg:width="5.5047in" svg:height="4.3484in" draw:z-index="17"><draw:image xlink:href="../mscgen/DatagramOK.png" xlink:type="simple" xlink:show="embed" xlink:actuate="onLoad"/></draw:frame><draw:frame draw:style-name="fr1" draw:name="graphics4" text:anchor-type="paragraph" svg:width="5.5047in" svg:height="4.3484in" draw:z-index="18"><draw:image xlink:href="../mscgen/DatagramOK.png" xlink:type="simple" xlink:show="embed" xlink:actuate="onLoad"/></draw:frame><text:change text:change-id="ct176320192"/><text:change-start text:change-id="ct176714704"/>Transferring a datagram using three CAN <text:change-end text:change-id="ct176714704"/><text:change-start text:change-id="ct269770608"/>frames. Note buffering.<text:change-end text:change-id="ct269770608"/></text:p>
      <text:p text:style-name="Caption"><text:change-start text:change-id="ct176319952"/><text:soft-page-break/></text:p>
      <text:h text:style-name="Heading_20_3" text:outline-level="3"><text:change-end text:change-id="ct176319952"/>Short CAN datagram case</text:h>
      <text:p text:style-name="P10"><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10"><text:tab/>Datagram Only Frame →</text:p>
      <text:p text:style-name="P12"><text:tab/>← Datagram Rejected, Resend OK</text:p>
      <text:h text:style-name="Heading_20_3" text:outline-level="3"><text:soft-page-break/>Rejected interleaved CAN datagram case:</text:h>
      <text:p text:style-name="Standard"><draw:frame draw:style-name="fr2" draw:name="graphics3" text:anchor-type="paragraph" svg:width="4.95in" svg:height="7.8799in" draw:z-index="16"><draw:image xlink:href="../mscgen/DatagramInterleave.png" xlink:type="simple" xlink:show="embed" xlink:actuate="onLoad"/></draw:frame><text:change-start text:change-id="ct176321088"/></text:p>
      <text:p text:style-name="Caption"><text:change-end text:change-id="ct176321088"/><text:change text:change-id="ct176321216"/><text:change-start text:change-id="ct176320400"/>Example of a node receiv<text:change-end text:change-id="ct176320400"/><text:change-start text:change-id="ct176323552"/>ing two overlapping datagrams, rejecting one, <text:span text:style-name="T5">and</text:span> then receiving the retransmission.<text:change-end text:change-id="ct176323552"/></text:p>
      <text:h text:style-name="Heading_20_3" text:outline-level="3"><text:soft-page-break/>Command/Reply Example</text:h>
      <text:p text:style-name="P10"><text:tab/>Command Datagram →</text:p>
      <text:p text:style-name="P10"><text:tab/>← Datagram Received OK</text:p>
      <text:p text:style-name="P10"><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10"><text:tab/>Command Datagram →</text:p>
      <text:p text:style-name="P10"><text:tab/>← Datagram Received OK</text:p>
      <text:p text:style-name="P10"><text:tab/>← Reply Datagram</text:p>
      <text:p text:style-name="P10"><text:tab/>Command Datagram →</text:p>
      <text:p text:style-name="P10"><text:tab/>Datagram Received OK →</text:p>
      <text:p text:style-name="P10"><text:tab/>← Datagram Received OK</text:p>
      <text:p text:style-name="P10"><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10"><text:tab/>Command Datagram →</text:p>
      <text:p text:style-name="P10"><text:tab/>← Datagram Received OK</text:p>
      <text:p text:style-name="P10"><text:tab/>← Reply Datagram</text:p>
      <text:p text:style-name="P10"><text:tab/>Command Datagram →</text:p>
      <text:p text:style-name="P10"><text:tab/>← Datagram Rejected, Resend OK </text:p>
      <text:p text:style-name="P10"><text:tab/>Datagram Received OK →</text:p>
      <text:p text:style-name="P10"><text:tab/>Command Datagram (retransmit) →</text:p>
      <text:p text:style-name="P10"><text:tab/>← Datagram Received OK</text:p>
      <text:p text:style-name="P10"><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text:soft-page-break/>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424109943873391174" text:style-name="L7">
        <text:list-item>
          <text:p text:style-name="P22">A one-byte ID field with a central sequential method of assignment. <text:span text:style-name="T5">It is</text:span> called the “Datagram Protocol ID”. This is small, so doesn't use much space on CAN, but requires central recording of IDs.</text:p>
        </text:list-item>
        <text:list-item>
          <text:p text:style-name="P22">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text:soft-page-break/>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h text:style-name="Heading_20_3" text:outline-level="3"><text:change-start text:change-id="ct492192672"/>Global Datagrams</text:h>
      <text:p text:style-name="Standard"><text:change-end text:change-id="ct492192672"/>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text:change text:change-id="ct492185952"/><text:change-start text:change-id="ct492186048"/>With addressed one-to-one datagrams, a <text:change-end text:change-id="ct492186048"/>sending node knows that it<text:change text:change-id="ct492174544"/><text:change-start text:change-id="ct492184320"/> <text:change-end text:change-id="ct492184320"/>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text:change-start text:change-id="ct492192544"/>Once Received OK has been <text:change-end text:change-id="ct492192544"/><text:change-start text:change-id="ct492184544"/>received, the buffer contents are no longer needed and the buffer can be reused.</text:p>
      <text:p text:style-name="Standard"><text:change-end text:change-id="ct492184544"/><text:change text:change-id="ct492193232"/><text:change-start text:change-id="ct492185168"/>A global datagram protocol is possible where the sending node can decide, on it's own, when it doesn't need to <text:change-end text:change-id="ct492185168"/><text:change-start text:change-id="ct492182576"/>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text:change-end text:change-id="ct492182576"/><text:change-start text:change-id="ct492193632"/>stion is now the sending node knows <text:span text:style-name="T9">which</text:span> global datagram to retransmit. <text:s/>If it sends global datagram A, then immediately sends global datagram B, it has to know which to resend from just the resend request message (or, if they are <text:change-end text:change-id="ct492193632"/><text:change-start text:change-id="ct492193040"/>idempotent, it could send both, but this gets out of <text:soft-page-break/>hand). This needs to be built into the datagram protocol extension in a higher-protocol-independent way.<text:change-end text:change-id="ct492193040"/></text:p>
      <text:h text:style-name="Heading_20_3" text:outline-level="3"><text:change-start text:change-id="ct492185376"/>CAN Extensions</text:h>
      <text:p text:style-name="Standard"><text:change-end text:change-id="ct492185376"/>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text:change-start text:change-id="ct492194304"/>command <text:change-end text:change-id="ct492194304"/>header of <text:change text:change-id="ct492194400"/><text:change-start text:change-id="ct492195424"/>8<text:change-end text:change-id="ct492195424"/>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4306120254507893849" text:style-name="L8">
        <text:list-item>
          <text:p text:style-name="P23">Node A creates a datagram for node B in its buffer and starts to send it.</text:p>
        </text:list-item>
        <text:list-item>
          <text:p text:style-name="P23">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29"><text:s/>2 Annotations to the Standard<text:tab/>1</text:p>
          <text:p text:style-name="P30"><text:s/>2.1 Introduction<text:tab/>1</text:p>
          <text:p text:style-name="P30"><text:s/>2.2 Intended Use<text:tab/>1</text:p>
          <text:p text:style-name="P30"><text:s/>2.3 References and Context<text:tab/>1</text:p>
          <text:p text:style-name="P30"><text:s/>2.4  Message Formats<text:tab/>1</text:p>
          <text:p text:style-name="P31"><text:s/>2.4.1 Datagram Content<text:tab/>1</text:p>
          <text:p text:style-name="P31"><text:s/>2.4.2 Datagram Received OK<text:tab/>2</text:p>
          <text:p text:style-name="P31"><text:s/>2.4.3 Datagram Rejected<text:tab/>3</text:p>
          <text:p text:style-name="P32"><text:s/>2.4.3.1 Error Codes<text:tab/>3</text:p>
          <text:p text:style-name="P30"><text:s/>2.5 States<text:tab/>4</text:p>
          <text:p text:style-name="P30"><text:s/>2.6 Interactions<text:tab/>4</text:p>
          <text:p text:style-name="P31"><text:s/>2.6.1 Normal Transmission<text:tab/>4</text:p>
          <text:p text:style-name="P31"><text:s/>2.6.2 Rejected Transmission<text:tab/>4</text:p>
          <text:p text:style-name="P30"><text:s/>2.7 Implementation via CAN Transport<text:tab/>4</text:p>
          <text:p text:style-name="P31"><text:s/>2.7.1 CAN Message Formats<text:tab/>4</text:p>
          <text:p text:style-name="P31"><text:s/>2.7.2 CAN States<text:tab/>5</text:p>
          <text:p text:style-name="P31"><text:s/>2.7.3 CAN Interactions<text:tab/>5</text:p>
          <text:p text:style-name="P32"><text:s/>2.7.3.1 Normal Transmission<text:tab/>5</text:p>
          <text:p text:style-name="P32"><text:s/>2.7.3.2 Rejected Transmission<text:tab/>6</text:p>
          <text:p text:style-name="P29"><text:s/>3 Background Information<text:tab/>6</text:p>
          <text:p text:style-name="P30"><text:s/>3.1 Use Cases<text:tab/>6</text:p>
          <text:p text:style-name="P30"><text:s/>3.2 Discussion<text:tab/>7</text:p>
          <text:p text:style-name="P30"><text:s/>3.3 Examples<text:tab/>8</text:p>
          <text:p text:style-name="P31"><text:s/>3.3.1 Normal CAN case<text:tab/>8</text:p>
          <text:p text:style-name="P31"><text:s/>3.3.2 Short CAN datagram case<text:tab/>8</text:p>
          <text:p text:style-name="P31"><text:s/>3.3.3 Rejected short CAN datagram case<text:tab/>8</text:p>
          <text:p text:style-name="P31"><text:s/>3.3.4 Rejected interleaved CAN datagram case:<text:tab/>9</text:p>
          <text:p text:style-name="P31"><text:s/>3.3.5 Command/Reply Example<text:tab/>10</text:p>
          <text:p text:style-name="P31"><text:s/>3.3.6 Back and Forth Datagram Protocol<text:tab/>10</text:p>
          <text:p text:style-name="P30"><text:s/>3.4 Datagram Content<text:tab/>10</text:p>
          <text:p text:style-name="P30"><text:s/>3.5 Numerology<text:tab/>11</text:p>
          <text:p text:style-name="P30"><text:s/>3.6 Future Extensions<text:tab/>12</text:p>
          <text:p text:style-name="P31"><text:s/>3.6.1 Global Datagrams<text:tab/>12</text:p>
          <text:p text:style-name="P31"><text:s/>3.6.2 CAN Extensions<text:tab/>12</text:p>
          <text:p text:style-name="P30"><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491609664" text:id="ct491609664">
            <text:insertion>
              <office:change-info>
                <dc:creator>Bob Jacobsen</dc:creator>
                <dc:date>2013-02-06T22:36:00</dc:date>
              </office:change-info>
            </text:insertion>
          </text:changed-region>
          <text:changed-region xml:id="ct491609760" text:id="ct491609760">
            <text:deletion>
              <office:change-info>
                <dc:creator>Bob Jacobsen</dc:creator>
                <dc:date>2013-02-06T22:36:00</dc:date>
              </office:change-info>
              <text:p text:style-name="MP4"><text:span text:style-name="Page_20_Number"><text:span text:style-name="MT2"><text:date style:data-style-name="N116" text:date-value="2013-04-13T19:26:45">4-13-2013</text:date></text:span></text:span></text:p>
            </text:dele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start text:change-id="ct491609664"/><text:span text:style-name="Page_20_Number"><text:span text:style-name="MT2"><text:date style:data-style-name="N75" text:date-value="2013-04-13T19:26:45">Apr 13, 2013</text:date></text:span></text:span><text:change-end text:change-id="ct491609664"/><text:change text:change-id="ct49160976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3T19:26:45">Apr 13, 2013</text:date></text:p>
            </table:table-cell>
            <table:table-cell table:style-name="Table1.C1" office:value-type="string">
              <text:p text:style-name="MP7">Preliminary</text:p>
            </table:table-cell>
          </table:table-row>
        </table:table>
        <text:p text:style-name="Header"/>
      </style:header>
      <style:footer>
        <text:tracked-changes>
          <text:changed-region xml:id="ct491626512" text:id="ct491626512">
            <text:insertion>
              <office:change-info>
                <dc:creator>Bob Jacobsen</dc:creator>
                <dc:date>2013-02-06T22:35:00</dc:date>
              </office:change-info>
            </text:insertion>
          </text:changed-region>
          <text:changed-region xml:id="ct491626608" text:id="ct491626608">
            <text:deletion>
              <office:change-info>
                <dc:creator>Bob Jacobsen</dc:creator>
                <dc:date>2013-02-06T22:35:00</dc:date>
              </office:change-info>
              <text:p text:style-name="MP8"><text:span text:style-name="Page_20_Number"><text:span text:style-name="MT2"><text:date style:data-style-name="N116" text:date-value="2013-04-13T19:26:45">4-13-2013</text:date></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start text:change-id="ct491626512"/><text:span text:style-name="Page_20_Number"><text:span text:style-name="MT2"><text:date style:data-style-name="N75" text:date-value="2013-04-13T19:26:45">Apr 13, 2013</text:date></text:span></text:span><text:change-end text:change-id="ct491626512"/><text:change text:change-id="ct49162660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4</meta:editing-cycles>
    <meta:editing-duration>PT16H37M</meta:editing-duration>
    <meta:generator>OpenOffice.org/3.4.1$Unix OpenOffice.org_project/341m1$Build-9593</meta:generator>
    <dc:date>2013-04-13T19:26:44</dc:date>
    <dc:creator>Bob Jacobsen</dc:creator>
    <meta:printed-by>Bob Jacobsen</meta:printed-by>
    <meta:print-date>2013-04-13T07:58:02</meta:print-date>
    <meta:document-statistic meta:table-count="1" meta:image-count="7" meta:object-count="0" meta:page-count="14" meta:paragraph-count="211" meta:word-count="4832" meta:character-count="29177"/>
    <meta:user-defined meta:name="Info 1"/>
    <meta:user-defined meta:name="Info 2"/>
    <meta:user-defined meta:name="Info 3"/>
    <meta:user-defined meta:name="Info 4"/>
  </office:meta>
</office:document-meta>
</file>